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3.5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5.001cm" fo:break-before="auto" style:use-optimal-row-height="true"/>
    </style:style>
    <style:style style:name="ro3" style:family="table-row">
      <style:table-row-properties style:row-height="4.101cm" fo:break-before="auto" style:use-optimal-row-height="true"/>
    </style:style>
    <style:style style:name="ro4" style:family="table-row">
      <style:table-row-properties style:row-height="5.45cm" fo:break-before="auto" style:use-optimal-row-height="true"/>
    </style:style>
    <style:style style:name="ro5" style:family="table-row">
      <style:table-row-properties style:row-height="5.9cm" fo:break-before="auto" style:use-optimal-row-height="true"/>
    </style:style>
    <style:style style:name="ro6" style:family="table-row">
      <style:table-row-properties style:row-height="8.149cm" fo:break-before="auto" style:use-optimal-row-height="true"/>
    </style:style>
    <style:style style:name="ro7" style:family="table-row">
      <style:table-row-properties style:row-height="9.049cm" fo:break-before="auto" style:use-optimal-row-height="true"/>
    </style:style>
    <style:style style:name="ro8" style:family="table-row">
      <style:table-row-properties style:row-height="11.748cm" fo:break-before="auto" style:use-optimal-row-height="true"/>
    </style:style>
    <style:style style:name="ro9" style:family="table-row">
      <style:table-row-properties style:row-height="7.699cm" fo:break-before="auto" style:use-optimal-row-height="true"/>
    </style:style>
    <style:style style:name="ro10" style:family="table-row">
      <style:table-row-properties style:row-height="8.599cm" fo:break-before="auto" style:use-optimal-row-height="true"/>
    </style:style>
    <style:style style:name="ro11" style:family="table-row">
      <style:table-row-properties style:row-height="7.25cm" fo:break-before="auto" style:use-optimal-row-height="true"/>
    </style:style>
    <style:style style:name="ro12" style:family="table-row">
      <style:table-row-properties style:row-height="6.35cm" fo:break-before="auto" style:use-optimal-row-height="true"/>
    </style:style>
    <style:style style:name="ro13" style:family="table-row">
      <style:table-row-properties style:row-height="10.848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bold" style:font-name-complex="Liberation 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ipo de Teste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Funcionalidade</text:p>
          </table:table-cell>
          <table:table-cell table:style-name="ce1" office:value-type="string" calcext:value-type="string">
            <text:p>Caso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Em um padrão simples (uma instrução) o padrão existe no arquivo de fonte onde ele é procurado, pois o arquivo de código-fonte é identico ao padrã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.</text:p>
            <text:p>2) Código: Com exatamente uma instrução igual ao padrão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Igualdade entre árvores</text:p>
          </table:table-cell>
          <table:table-cell table:style-name="ce2" office:value-type="string" calcext:value-type="string">
            <text:p>Igual</text:p>
          </table:table-cell>
          <table:table-cell table:style-name="ce5" table:number-columns-repeated="2"/>
          <table:table-cell table:number-columns-repeated="1015"/>
        </table:table-row>
        <table:table-row table:style-name="ro3">
          <table:table-cell table:style-name="ce2" office:value-type="string" calcext:value-type="string">
            <text:p>Em um padrão simples (uma instrução) o padrão não existe no arquivo de fonte onde ele é procu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.</text:p>
            <text:p>2) Código: O padrão especificado não existe no arquivo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Igualdade entre árvores</text:p>
          </table:table-cell>
          <table:table-cell table:style-name="ce2" office:value-type="string" calcext:value-type="string">
            <text:p>Diferente</text:p>
          </table:table-cell>
          <table:table-cell table:style-name="ce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Em um padrão simples (uma instrução)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.</text:p>
            <text:p>2) Código: Com mais de uma instrução, uma delas exatamente igual ao padrão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Subárvore</text:p>
          </table:table-cell>
          <table:table-cell table:style-name="ce2" office:value-type="string" calcext:value-type="string">
            <text:p>Existe uma</text:p>
          </table:table-cell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Em um padrão simples (uma instrução)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.</text:p>
            <text:p>2) Código: Com mais de uma instrução, mais de uma delas exatamente igual ao padrão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s instâncias do padrão e informa a linha e a coluna inicial e final de onde o padrão foi localizado. </text:p>
          </table:table-cell>
          <table:table-cell table:style-name="ce2" office:value-type="string" calcext:value-type="string">
            <text:p>Subárvore</text:p>
          </table:table-cell>
          <table:table-cell table:style-name="ce2" office:value-type="string" calcext:value-type="string">
            <text:p>Existe mais de uma</text:p>
          </table:table-cell>
          <table:table-cell table:style-name="ce5" table:number-columns-repeated="2"/>
          <table:table-cell table:number-columns-repeated="1015"/>
        </table:table-row>
        <table:table-row table:style-name="ro5">
          <table:table-cell table:style-name="ce2" office:value-type="string" calcext:value-type="string">
            <text:p>Em um padrão simples (uma instrução) o padrão não existe no arquivo de fonte onde ele é procu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.</text:p>
            <text:p>2) Código: Com mais de uma instrução, nenhhuma delas exatamente igual ao padrão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Subárvore</text:p>
          </table:table-cell>
          <table:table-cell table:style-name="ce2" office:value-type="string" calcext:value-type="string">
            <text:p>Não existe</text:p>
          </table:table-cell>
          <table:table-cell table:style-name="ce5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Em um padrão simples (uma instrução) utilizando wildcard any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 ultilizando wildcard anyVariable .</text:p>
            <text:p>2) Código: Com mais de uma instrução, uma delas exatamente igual ao padrão (abstraindo o nome da variável)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Wildcard any</text:p>
          </table:table-cell>
          <table:table-cell table:style-name="ce2" office:value-type="string" calcext:value-type="string">
            <text:p>Uma variável</text:p>
          </table:table-cell>
          <table:table-cell table:style-name="ce5" table:number-columns-repeated="2"/>
          <table:table-cell table:number-columns-repeated="1015"/>
        </table:table-row>
        <table:table-row table:style-name="ro7">
          <table:table-cell table:style-name="ce2" office:value-type="string" calcext:value-type="string">
            <text:p>Em um padrão composto por duas instruções ultilizando wildcard some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 utilizando wildcard someVariable (nas duas linhas).</text:p>
            <text:p>2) Código: Com mais de uma instrução, duas delas exatamente iguais as instruções do padrão (abstraindo o nome da variável)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Wildcard some</text:p>
          </table:table-cell>
          <table:table-cell table:style-name="ce2" office:value-type="string" calcext:value-type="string">
            <text:p>Uma variável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Em um padrão composto por duas instruções ultilizando wildcard someVariable o padrão não existe no arquivo fonte onde ele é procurado. <text:s/>Última <text:s/>instrução igual a do padrão porém faz referência a outra variável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 utilizando wildcard someVariable (nas duas linhas).</text:p>
            <text:p>2) Código: Com mais de uma instrução, duas delas exatamente iguais as instruções do padrão (abstraindo o nome da variável), porém a última instrução faz referência a outra variável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Wildcard some</text:p>
          </table:table-cell>
          <table:table-cell table:style-name="ce2" office:value-type="string" calcext:value-type="string">
            <text:p>Uma variável (some), última instrução <text:s/>igual a do padrão porém faz referência a outra variável</text:p>
          </table:table-cell>
          <table:table-cell table:style-name="ce5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Em um padrão simples (uma instrução) utilizando wildcard anyMethod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 ultilizando wildcard anyMethod .</text:p>
            <text:p>2) Código: Com mais de uma instrução, uma delas exatamente igual ao padrão (abstraindo o nome do método)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Wildcard any</text:p>
          </table:table-cell>
          <table:table-cell table:style-name="ce2" office:value-type="string" calcext:value-type="string">
            <text:p>Um método</text:p>
          </table:table-cell>
          <table:table-cell table:style-name="ce5" table:number-columns-repeated="2"/>
          <table:table-cell table:number-columns-repeated="1015"/>
        </table:table-row>
        <table:table-row table:style-name="ro7">
          <table:table-cell table:style-name="ce2" office:value-type="string" calcext:value-type="string">
            <text:p>Em um padrão composto por duas instruções utilizando wildcard someVariable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 utilizando wildcard someMethod (nas duas linhas).</text:p>
            <text:p>2) Código: Com mais de uma instrução, duas delas exatamente iguais as instruções do padrão  (abstraindo o nome do método)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Wildcard some</text:p>
          </table:table-cell>
          <table:table-cell table:style-name="ce2" office:value-type="string" calcext:value-type="string">
            <text:p>Um método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2" office:value-type="string" calcext:value-type="string">
            <text:p>Em um padrão composto por duas instruções utilizando wildcard someVariable o padrão existe no arquivo fonte onde ele é procurado, pois o padrão é subárvore do arquivo de código-fo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 utilizando wildcard someMethod (nas duas linhas).</text:p>
            <text:p>2) Código: Com mais de uma instrução, duas delas exatamente iguais as instruções do padrão  (abstraindo o nome do método), porém a última instrução faz referência a outro método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Wildcard some</text:p>
          </table:table-cell>
          <table:table-cell table:style-name="ce2" office:value-type="string" calcext:value-type="string">
            <text:p>Um método (some), última instrução <text:s/>igual a do padrão porém faz referência a outro método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style-name="ce2" office:value-type="string" calcext:value-type="string">
            <text:p>Em um padrão simples (uma instrução) utilizando o wildcard anyLiteralValue o padrão existe no arquivo de fonte onde ele é procurado, pois o arquivo de código-fonte é identico ao padrã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uma linha (uma instrução) utilizando o wildcard anyLiteralValue.</text:p>
            <text:p>2) Código: Com exatamente uma instrução igual ao padrão (abstraindo o valor)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Wildcard any</text:p>
          </table:table-cell>
          <table:table-cell table:style-name="ce2" office:value-type="string" calcext:value-type="string">
            <text:p>Literal</text:p>
          </table:table-cell>
          <table:table-cell table:style-name="ce5" table:number-columns-repeated="2"/>
          <table:table-cell table:number-columns-repeated="1015"/>
        </table:table-row>
        <table:table-row table:style-name="ro10">
          <table:table-cell table:style-name="ce2" office:value-type="string" calcext:value-type="string">
            <text:p>Um padrão composto por duas instruções utilizando o wildcard some para guardar a referência de um método. Código-fonte contendo o padrão, com duas invocações de método iguais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posto por duas instruções utilizando o wildcard some para guardar a referência de um método.</text:p>
            <text:p>2) Código: Contendo o padrão, com duas invocações de método porém com parâmetro distinto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Wildcard some</text:p>
          </table:table-cell>
          <table:table-cell table:style-name="ce2" office:value-type="string" calcext:value-type="string">
            <text:p>Armazenamento de referência <text:s/>para invocações de métodos e comparação entre parâmetros</text:p>
          </table:table-cell>
          <table:table-cell table:style-name="ce5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Um padrão composto por duas instruções, a primeira não deve existir. Código-fonte contendo as duas instruções porém em blocos distintos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Padrão: Com uma instrução</text:p>
            <text:p>2) Código: Com diversas instruções possuindo duas ocorrencias do padrão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Subárvore</text:p>
          </table:table-cell>
          <table:table-cell table:style-name="ce2" office:value-type="string" calcext:value-type="string">
            <text:p>Instrução que não deve estar presente, presente em blocos distintos</text:p>
          </table:table-cell>
          <table:table-cell table:style-name="ce5" table:number-columns-repeated="2"/>
          <table:table-cell table:number-columns-repeated="1015"/>
        </table:table-row>
        <table:table-row table:style-name="ro11">
          <table:table-cell table:style-name="ce2" office:value-type="string" calcext:value-type="string">
            <text:p>Um padrão composto por dois árvores MemberSelect (expression.identifier.identifier). Código-fonte igual ao padrão, porém com o idenficador do meio diferente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posto por duas árvores MemberSelect (expression.identifier.identifier).</text:p>
            <text:p>2) Código: Igual ao padrão, porém com o identificador do meio diferente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Igualdade entre árvores</text:p>
          </table:table-cell>
          <table:table-cell table:style-name="ce2" office:value-type="string" calcext:value-type="string">
            <text:p>Duas árvores MemberSelect aninhadas, com um identificador distinto</text:p>
          </table:table-cell>
          <table:table-cell table:style-name="ce5" table:number-columns-repeated="2"/>
          <table:table-cell table:number-columns-repeated="1015"/>
        </table:table-row>
        <table:table-row table:style-name="ro12">
          <table:table-cell table:style-name="ce2" office:value-type="string" calcext:value-type="string">
            <text:p>Um padrão composto por um padrão de bloco com o bloco vazio. Código-fonte contendo o bloco do padrão porém com instruções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posto por um padrão de bloco com bloco vazio.</text:p>
            <text:p>2) Código: Contendo o bloco do padrão, porém o bloco contendo instruções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Igualdade entre árvores</text:p>
          </table:table-cell>
          <table:table-cell table:style-name="ce2" office:value-type="string" calcext:value-type="string">
            <text:p>Bloco vazio</text:p>
          </table:table-cell>
          <table:table-cell table:style-name="ce5" table:number-columns-repeated="2"/>
          <table:table-cell table:number-columns-repeated="1015"/>
        </table:table-row>
        <table:table-row table:style-name="ro9">
          <table:table-cell table:style-name="ce2" office:value-type="string" calcext:value-type="string">
            <text:p>Em um padrão composto por duas instruções, onde a segunda instrução utiliza o operador not_exists. O código-fonte possui apenas a primeira instrução, logo o padrão é encont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, onde a segunda instrução utiliza o operador not_exists.</text:p>
            <text:p>2) Código: Apenas uma instrução, sendo igual a  primeira instrução do padrão ( a instução que existe)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Operador not_exists</text:p>
          </table:table-cell>
          <table:table-cell table:style-name="ce2" office:value-type="string" calcext:value-type="string">
            <text:p>Instrução que não existe após uma instrução que existe.</text:p>
          </table:table-cell>
          <table:table-cell table:style-name="ce5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Em um padrão composto por duas instruções, onde a segunda instrução utiliza o operador not_exists. O código-fonte possui as <text:s/>instruções do padrão, incluindo a que não deveria existir, logo o padrão não é encont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duas linhas, onde a segunda instrução utiliza o operador not_exists.</text:p>
            <text:p>2) Código: Contém todas as instruções do padrão, incluindo a instrução que não deveria existir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informa que não localizou o padrão. </text:p>
          </table:table-cell>
          <table:table-cell table:style-name="ce2" office:value-type="string" calcext:value-type="string">
            <text:p>Operador not_exists</text:p>
          </table:table-cell>
          <table:table-cell table:style-name="ce2" office:value-type="string" calcext:value-type="string">
            <text:p>Instrução que não existe após uma instrução que existe.</text:p>
          </table:table-cell>
          <table:table-cell table:style-name="ce5" table:number-columns-repeated="2"/>
          <table:table-cell table:number-columns-repeated="1015"/>
        </table:table-row>
        <table:table-row table:style-name="ro11">
          <table:table-cell table:style-name="ce2" office:value-type="string" calcext:value-type="string">
            <text:p>Em um padrão composto por três instruções, onde a segunda instrução utiliza o operador not_exists. O código-fonte possui apenas as instruções que existem(primeira e terceira), logo o padrão é encont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três linhas, onde a segunda instrução utiliza o operador not_exists.</text:p>
            <text:p>2) Código: A primeira e última instrução do padrão, ou seja, apenas as instruções que existem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Operador not_exists</text:p>
          </table:table-cell>
          <table:table-cell table:style-name="ce2" office:value-type="string" calcext:value-type="string">
            <text:p>Instrução que não existe entre instruções que existem.</text:p>
          </table:table-cell>
          <table:table-cell table:style-name="ce5" table:number-columns-repeated="2"/>
          <table:table-cell table:number-columns-repeated="1015"/>
        </table:table-row>
        <table:table-row table:style-name="ro13">
          <table:table-cell table:style-name="ce2" office:value-type="string" calcext:value-type="string">
            <text:p>Em um padrão composto por três instruções, onde a segunda instrução utiliza o operador not_exists. O código-fonte possui todas instruções, porém a que não deveria existir após a ocorrência das outras.Logo o padrão é encontrado.</text:p>
          </table:table-cell>
          <table:table-cell table:style-name="ce2" office:value-type="string" calcext:value-type="string">
            <text:p>Aceitação</text:p>
          </table:table-cell>
          <table:table-cell table:style-name="ce2" office:value-type="string" calcext:value-type="string">
            <text:p>"1) Padrão com três linhas, onde a segunda instrução utiliza o operador not sem bloco filho de exists.</text:p>
            <text:p>2) Código: A primeira e última instrução do padrão e também a instrução que não existem,  porém ocorre a que não existe após a ocorrência das outras."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O sistema localiza a instância do padrão e informa a linha e a coluna inicial e final de onde o padrão foi localizado. </text:p>
          </table:table-cell>
          <table:table-cell table:style-name="ce2" office:value-type="string" calcext:value-type="string">
            <text:p>Operador not_exists</text:p>
          </table:table-cell>
          <table:table-cell table:style-name="ce2" office:value-type="string" calcext:value-type="string">
            <text:p>Instrução que não existe entre instruções que existem.</text:p>
          </table:table-cell>
          <table:table-cell table:style-name="ce5" table:number-columns-repeated="2"/>
          <table:table-cell table:number-columns-repeated="1015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09:15:08.085000000</meta:creation-date>
    <dc:date>2020-08-11T09:16:57.719000000</dc:date>
    <meta:editing-duration>PT1M50S</meta:editing-duration>
    <meta:editing-cycles>1</meta:editing-cycles>
    <meta:document-statistic meta:table-count="1" meta:cell-count="147" meta:object-count="0"/>
    <meta:generator>LibreOffice/6.4.5.2$Windows_X86_64 LibreOffice_project/a726b36747cf2001e06b58ad5db1aa3a9a1872d6</meta:generator>
  </office:meta>
</office:document-meta>
</file>